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D0000018A71C4BF64D46800B1.png" manifest:media-type="image/png"/>
  <manifest:file-entry manifest:full-path="Pictures/100002010000033D0000018AE66AA904862A66A8.png" manifest:media-type="image/png"/>
  <manifest:file-entry manifest:full-path="Pictures/10003FE7000055B3000028B1AA7837E772F09281.svg" manifest:media-type="image/svg+xml"/>
  <manifest:file-entry manifest:full-path="Pictures/100002010000033D0000018A25346565720762EC.png" manifest:media-type="image/png"/>
  <manifest:file-entry manifest:full-path="Pictures/1000334200001FB6000004384F1ABC5D9B901AD8.svg" manifest:media-type="image/svg+xml"/>
  <manifest:file-entry manifest:full-path="Pictures/10000201000001330000002922258B951C660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wiss 911" svg:font-family="'Swiss 911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284" officeooo:paragraph-rsid="001e4284"/>
    </style:style>
    <style:style style:name="P2" style:family="paragraph" style:parent-style-name="Lauenburg-FF-Aufkleber">
      <style:text-properties officeooo:paragraph-rsid="001dd1b2"/>
    </style:style>
    <style:style style:name="P3" style:family="paragraph" style:parent-style-name="Lauenburg-FF-Aufkleber">
      <style:paragraph-properties fo:text-align="start" style:justify-single-word="false"/>
      <style:text-properties fo:font-size="14pt" officeooo:rsid="00254145" officeooo:paragraph-rsid="0026a5de" style:font-size-asian="14pt" style:font-size-complex="14pt"/>
    </style:style>
    <style:style style:name="P4" style:family="paragraph" style:parent-style-name="Lauenburg-FF-Aufkleber">
      <style:text-properties style:font-name="Swiss 911"/>
    </style:style>
    <style:style style:name="T1" style:family="text">
      <style:text-properties officeooo:rsid="00254145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.593cm" svg:width="10.5cm" svg:height="5.699cm" draw:z-index="0">
        <draw:text-box>
          <text:p text:style-name="Lauenburg-FF-Aufkleber"><draw:frame draw:style-name="fr2" draw:name="Bild1" text:anchor-type="paragraph" svg:x="1.995cm" svg:y="0.977cm" svg:width="6.754cm" svg:height="3.207cm" draw:z-index="11"><draw:image xlink:href="Pictures/10003FE7000055B3000028B1AA7837E772F09281.svg" xlink:type="simple" xlink:show="embed" xlink:actuate="onLoad"/><draw:image xlink:href="Pictures/100002010000033D0000018A25346565720762EC.png" xlink:type="simple" xlink:show="embed" xlink:actuate="onLoad"/></draw:frame><draw:frame draw:style-name="fr3" draw:name="Bild11" text:anchor-type="paragraph" svg:y="4.382cm" svg:width="8.117cm" svg:height="1.08cm" draw:z-index="18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2" text:anchor-type="page" text:anchor-page-number="1" svg:x="10.5cm" svg:y="0.593cm" svg:width="10.5cm" svg:height="5.699cm" draw:z-index="1">
        <draw:text-box>
          <text:p text:style-name="P2"><draw:frame draw:style-name="fr2" draw:name="Bild10" text:anchor-type="paragraph" svg:x="1.995cm" svg:y="0.977cm" svg:width="6.754cm" svg:height="3.207cm" draw:z-index="20"><draw:image xlink:href="Pictures/10003FE7000055B3000028B1AA7837E772F09281.svg" xlink:type="simple" xlink:show="embed" xlink:actuate="onLoad"/><draw:image xlink:href="Pictures/100002010000033D0000018AE66AA904862A66A8.png" xlink:type="simple" xlink:show="embed" xlink:actuate="onLoad"/></draw:frame><draw:frame draw:style-name="fr3" draw:name="Bild12" text:anchor-type="paragraph" svg:y="4.382cm" svg:width="8.117cm" svg:height="1.08cm" draw:z-index="21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3" text:anchor-type="page" text:anchor-page-number="1" svg:x="0cm" svg:y="6.292cm" svg:width="10.5cm" svg:height="5.699cm" draw:z-index="2">
        <draw:text-box>
          <text:p text:style-name="Lauenburg-FF-Aufkleber"><draw:frame draw:style-name="fr2" draw:name="Bild2" text:anchor-type="paragraph" svg:x="1.995cm" svg:y="0.977cm" svg:width="6.754cm" svg:height="3.207cm" draw:z-index="12"><draw:image xlink:href="Pictures/10003FE7000055B3000028B1AA7837E772F09281.svg" xlink:type="simple" xlink:show="embed" xlink:actuate="onLoad"/><draw:image xlink:href="Pictures/100002010000033D0000018A25346565720762EC.png" xlink:type="simple" xlink:show="embed" xlink:actuate="onLoad"/></draw:frame><draw:frame draw:style-name="fr3" draw:name="Bild14" text:anchor-type="paragraph" svg:y="4.382cm" svg:width="8.117cm" svg:height="1.08cm" draw:z-index="23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4" text:anchor-type="page" text:anchor-page-number="1" svg:x="10.5cm" svg:y="6.292cm" svg:width="10.5cm" svg:height="5.699cm" draw:z-index="3">
        <draw:text-box>
          <text:p text:style-name="Lauenburg-FF-Aufkleber"><draw:frame draw:style-name="fr2" draw:name="Bild3" text:anchor-type="paragraph" svg:x="1.995cm" svg:y="0.977cm" svg:width="6.754cm" svg:height="3.207cm" draw:z-index="19"><draw:image xlink:href="Pictures/10003FE7000055B3000028B1AA7837E772F09281.svg" xlink:type="simple" xlink:show="embed" xlink:actuate="onLoad"/><draw:image xlink:href="Pictures/100002010000033D0000018A71C4BF64D46800B1.png" xlink:type="simple" xlink:show="embed" xlink:actuate="onLoad"/></draw:frame><draw:frame draw:style-name="fr3" draw:name="Bild13" text:anchor-type="paragraph" svg:y="4.382cm" svg:width="8.117cm" svg:height="1.08cm" draw:z-index="22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5" text:anchor-type="page" text:anchor-page-number="1" svg:x="0cm" svg:y="11.991cm" svg:width="10.5cm" svg:height="5.699cm" draw:z-index="13">
        <draw:text-box>
          <text:p text:style-name="Lauenburg-FF-Aufkleber"><draw:frame draw:style-name="fr2" draw:name="Bild5" text:anchor-type="paragraph" svg:x="1.995cm" svg:y="0.977cm" svg:width="6.754cm" svg:height="3.207cm" draw:z-index="14"><draw:image xlink:href="Pictures/10003FE7000055B3000028B1AA7837E772F09281.svg" xlink:type="simple" xlink:show="embed" xlink:actuate="onLoad"/><draw:image xlink:href="Pictures/100002010000033D0000018A25346565720762EC.png" xlink:type="simple" xlink:show="embed" xlink:actuate="onLoad"/></draw:frame><draw:frame draw:style-name="fr3" draw:name="Bild15" text:anchor-type="paragraph" svg:y="4.382cm" svg:width="8.117cm" svg:height="1.08cm" draw:z-index="24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6" text:anchor-type="page" text:anchor-page-number="1" svg:x="10.5cm" svg:y="11.991cm" svg:width="10.5cm" svg:height="5.699cm" draw:z-index="4">
        <draw:text-box>
          <text:p text:style-name="Lauenburg-FF-Aufkleber"><draw:frame draw:style-name="fr2" draw:name="Bild4" text:anchor-type="paragraph" svg:x="1.995cm" svg:y="0.977cm" svg:width="6.754cm" svg:height="3.207cm" draw:z-index="15"><draw:image xlink:href="Pictures/10003FE7000055B3000028B1AA7837E772F09281.svg" xlink:type="simple" xlink:show="embed" xlink:actuate="onLoad"/><draw:image xlink:href="Pictures/100002010000033D0000018A25346565720762EC.png" xlink:type="simple" xlink:show="embed" xlink:actuate="onLoad"/></draw:frame><draw:frame draw:style-name="fr3" draw:name="Bild16" text:anchor-type="paragraph" svg:y="4.382cm" svg:width="8.117cm" svg:height="1.08cm" draw:z-index="25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7" text:anchor-type="page" text:anchor-page-number="1" svg:x="0cm" svg:y="17.69cm" svg:width="10.5cm" svg:height="5.699cm" draw:z-index="5">
        <draw:text-box>
          <text:p text:style-name="Lauenburg-FF-Aufkleber"><draw:frame draw:style-name="fr2" draw:name="Bild6" text:anchor-type="paragraph" svg:x="1.995cm" svg:y="0.977cm" svg:width="6.754cm" svg:height="3.207cm" draw:z-index="6"><draw:image xlink:href="Pictures/10003FE7000055B3000028B1AA7837E772F09281.svg" xlink:type="simple" xlink:show="embed" xlink:actuate="onLoad"/><draw:image xlink:href="Pictures/100002010000033D0000018A25346565720762EC.png" xlink:type="simple" xlink:show="embed" xlink:actuate="onLoad"/></draw:frame><draw:frame draw:style-name="fr3" draw:name="Bild19" text:anchor-type="paragraph" svg:y="4.382cm" svg:width="8.117cm" svg:height="1.08cm" draw:z-index="28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8" text:anchor-type="page" text:anchor-page-number="1" svg:x="10.5cm" svg:y="17.69cm" svg:width="10.5cm" svg:height="5.699cm" draw:z-index="7">
        <draw:text-box>
          <text:p text:style-name="Lauenburg-FF-Aufkleber"><draw:frame draw:style-name="fr2" draw:name="Bild7" text:anchor-type="paragraph" svg:x="1.995cm" svg:y="0.977cm" svg:width="6.754cm" svg:height="3.207cm" draw:z-index="16"><draw:image xlink:href="Pictures/10003FE7000055B3000028B1AA7837E772F09281.svg" xlink:type="simple" xlink:show="embed" xlink:actuate="onLoad"/><draw:image xlink:href="Pictures/100002010000033D0000018A25346565720762EC.png" xlink:type="simple" xlink:show="embed" xlink:actuate="onLoad"/></draw:frame><draw:frame draw:style-name="fr3" draw:name="Bild18" text:anchor-type="paragraph" svg:y="4.382cm" svg:width="8.117cm" svg:height="1.08cm" draw:z-index="27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9" text:anchor-type="page" text:anchor-page-number="1" svg:x="0cm" svg:y="23.389cm" svg:width="10.5cm" svg:height="5.699cm" draw:z-index="8">
        <draw:text-box>
          <text:p text:style-name="Lauenburg-FF-Aufkleber"><draw:frame draw:style-name="fr2" draw:name="Bild9" text:anchor-type="paragraph" svg:x="1.995cm" svg:y="0.977cm" svg:width="6.754cm" svg:height="3.207cm" draw:z-index="9"><draw:image xlink:href="Pictures/10003FE7000055B3000028B1AA7837E772F09281.svg" xlink:type="simple" xlink:show="embed" xlink:actuate="onLoad"/><draw:image xlink:href="Pictures/100002010000033D0000018A25346565720762EC.png" xlink:type="simple" xlink:show="embed" xlink:actuate="onLoad"/></draw:frame><draw:frame draw:style-name="fr3" draw:name="Bild20" text:anchor-type="paragraph" svg:y="4.382cm" svg:width="8.117cm" svg:height="1.08cm" draw:z-index="29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draw:frame draw:style-name="fr1" draw:name="Rahmen10" text:anchor-type="page" text:anchor-page-number="1" svg:x="10.5cm" svg:y="23.389cm" svg:width="10.5cm" svg:height="5.699cm" draw:z-index="10">
        <draw:text-box>
          <text:p text:style-name="Lauenburg-FF-Aufkleber"><draw:frame draw:style-name="fr2" draw:name="Bild8" text:anchor-type="paragraph" svg:x="1.995cm" svg:y="0.977cm" svg:width="6.754cm" svg:height="3.207cm" draw:z-index="17"><draw:image xlink:href="Pictures/10003FE7000055B3000028B1AA7837E772F09281.svg" xlink:type="simple" xlink:show="embed" xlink:actuate="onLoad"/><draw:image xlink:href="Pictures/100002010000033D0000018A25346565720762EC.png" xlink:type="simple" xlink:show="embed" xlink:actuate="onLoad"/></draw:frame><draw:frame draw:style-name="fr3" draw:name="Bild17" text:anchor-type="paragraph" svg:y="4.382cm" svg:width="8.117cm" svg:height="1.08cm" draw:z-index="26"><draw:image xlink:href="Pictures/1000334200001FB6000004384F1ABC5D9B901AD8.svg" xlink:type="simple" xlink:show="embed" xlink:actuate="onLoad"/><draw:image xlink:href="Pictures/10000201000001330000002922258B951C6603BE.png" xlink:type="simple" xlink:show="embed" xlink:actuate="onLoad"/></draw:frame>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wiss 911" svg:font-family="'Swiss 911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auenburg-FF-Aufkleber" style:family="paragraph" style:parent-style-name="Standard" style:class="extra">
      <style:paragraph-properties fo:text-align="center" style:justify-single-word="false"/>
      <style:text-properties style:font-name="FreeSans" fo:font-family="FreeSans" style:font-family-generic="swiss" style:font-pitch="variable" fo:font-size="26pt" officeooo:rsid="001dd1b2" style:font-size-asian="26pt" style:font-size-complex="26pt"/>
    </style:style>
    <style:style style:name="Text" style:family="paragraph" style:parent-style-name="Caption" style:class="extra"/>
    <style:style style:name="Labels" style:family="graphic" style:auto-update="true">
      <style:graphic-properties svg:width="10.5cm" svg:height="5.699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0.593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5:35:13.837035489</meta:creation-date>
    <dc:date>2016-11-06T14:07:44.008157077</dc:date>
    <meta:editing-duration>PT6H6M58S</meta:editing-duration>
    <meta:editing-cycles>15</meta:editing-cycles>
    <meta:generator>LibreOffice/5.1.4.2$Linux_X86_64 LibreOffice_project/10m0$Build-2</meta:generator>
    <meta:document-statistic meta:table-count="0" meta:image-count="20" meta:object-count="0" meta:page-count="1" meta:paragraph-count="0" meta:word-count="0" meta:character-count="0" meta:non-whitespace-character-count="0"/>
  </office:meta>
</office:document-meta>
</file>